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draw:textarea-horizontal-align="justify" draw:textarea-vertical-align="middle" draw:auto-grow-height="false" fo:min-height="13.35cm" fo:min-width="14.9cm" fo:padding-top="0.125cm" fo:padding-bottom="0.125cm" fo:padding-left="0.25cm" fo:padding-right="0.25cm" draw:shadow="visible"/>
    </style:style>
    <style:style style:name="gr2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6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8.4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7cm"/>
    </style:style>
    <style:style style:name="gr5" style:family="graphic" style:parent-style-name="standard">
      <style:graphic-properties draw:stroke="none" draw:fill-color="#e6e6e6" draw:textarea-horizontal-align="justify" draw:textarea-vertical-align="middle" draw:auto-grow-height="false" fo:min-height="1.25cm" fo:min-width="8.4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9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924cm"/>
    </style:style>
    <style:style style:name="gr8" style:family="graphic" style:parent-style-name="objectwithoutfill">
      <style:graphic-properties draw:stroke="dash" draw:stroke-dash="Fine_20_Dashed" svg:stroke-width="0.1cm" draw:marker-start="Diamond" draw:marker-start-width="0.5cm" draw:marker-end="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1.279cm"/>
    </style:style>
    <style:style style:name="gr10" style:family="graphic" style:parent-style-name="standard">
      <style:graphic-properties svg:stroke-color="#000000" draw:fill="none" draw:fill-color="#000000" draw:textarea-vertical-align="middle" draw:auto-grow-height="false" fo:min-height="3.425cm" fo:min-width="0cm"/>
    </style:style>
    <style:style style:name="gr11" style:family="graphic" style:parent-style-name="standard">
      <style:graphic-properties svg:stroke-color="#000000" draw:fill="none" draw:fill-color="#000000" draw:textarea-vertical-align="middle" draw:auto-grow-height="false" fo:min-height="2.433cm" fo:min-width="0cm"/>
    </style:style>
    <style:style style:name="gr12" style:family="graphic" style:parent-style-name="standard">
      <style:graphic-properties svg:stroke-color="#000000" draw:fill="none" draw:fill-color="#000000" draw:textarea-vertical-align="middle" draw:auto-grow-height="false" fo:min-height="4.32cm" fo:min-width="0cm"/>
    </style:style>
    <style:style style:name="gr13" style:family="graphic" style:parent-style-name="standard">
      <style:graphic-properties draw:stroke="dash" draw:stroke-dash="Ultrafine_20_Dashed" svg:stroke-color="#000000" draw:marker-end="Triangle_20_unfilled" draw:marker-end-width="0.3cm" draw:marker-end-center="false" draw:textarea-vertical-align="middle"/>
    </style:style>
    <style:style style:name="gr14" style:family="graphic" style:parent-style-name="standard">
      <style:graphic-properties draw:stroke="dash" draw:stroke-dash="Ultrafine_20_Dashed" svg:stroke-color="#000000" draw:marker-end="Triangle_20_unfilled" draw:marker-end-width="0.3cm" draw:textarea-vertical-align="middle"/>
    </style:style>
    <style:style style:name="gr15" style:family="graphic" style:parent-style-name="standard">
      <style:graphic-properties draw:stroke="none" draw:fill="none" fo:min-height="0.726cm"/>
    </style:style>
    <style:style style:name="gr16" style:family="graphic" style:parent-style-name="standard">
      <style:graphic-properties draw:stroke="none" draw:fill="none" fo:min-height="0.64cm"/>
    </style:style>
    <style:style style:name="gr17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8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1.65cm" fo:min-width="0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5.65cm" fo:min-width="0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0.65cm" fo:min-width="0.4cm" fo:padding-top="0.175cm" fo:padding-bottom="0.175cm" fo:padding-left="0.3cm" fo:padding-right="0.3cm"/>
    </style:style>
    <style:style style:name="gr21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11.126cm" fo:min-width="0cm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gr23" style:family="graphic" style:parent-style-name="standard">
      <style:graphic-properties svg:stroke-color="#000000" draw:fill="none" draw:textarea-vertical-align="middle" draw:auto-grow-height="false" fo:min-height="10.17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25" style:family="graphic" style:parent-style-name="standard">
      <style:graphic-properties draw:stroke="none" draw:fill="solid" draw:fill-color="#666666" draw:fill-hatch-solid="false" draw:textarea-horizontal-align="justify" draw:textarea-vertical-align="middle" draw:auto-grow-height="false" fo:min-height="0.75cm" fo:min-width="0.5cm"/>
    </style:style>
    <style:style style:name="gr26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1cm" fo:min-width="0.85cm" fo:padding-top="0.15cm" fo:padding-bottom="0.15cm" fo:padding-left="0.275cm" fo:padding-right="0.275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fill-color="#c0c0c0" draw:textarea-horizontal-align="justify" draw:textarea-vertical-align="middle" draw:auto-grow-height="false" fo:min-height="0.75cm" fo:min-width="5.5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30" style:family="graphic" style:parent-style-name="standard">
      <style:graphic-properties svg:stroke-width="0.05cm" svg:stroke-color="#808080" draw:marker-start-width="0.355cm" draw:marker-end-width="0.355cm" draw:fill="none" draw:textarea-horizontal-align="justify" draw:textarea-vertical-align="middle" draw:auto-grow-height="false" fo:min-height="1.25cm" fo:min-width="1.3cm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-color="#c0c0c0" draw:textarea-horizontal-align="center" draw:textarea-vertical-align="middle" draw:auto-grow-height="false" fo:min-height="0.95cm" fo:min-width="0.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33" style:family="graphic" style:parent-style-name="standard">
      <style:graphic-properties draw:stroke="solid" svg:stroke-color="#808080" draw:fill="solid" draw:fill-color="#ffffff" fo:min-height="7.291cm" draw:shadow="visible"/>
    </style:style>
    <style:style style:name="gr34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143cm" fo:min-width="0.28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6e6e6"/>
      <style:paragraph-properties fo:text-align="center"/>
      <style:text-properties fo:color="#ff0000"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-color="#e6e6e6"/>
      <style:paragraph-properties fo:text-align="end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color="#666666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style:font-name="Ubuntu Mono1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none"/>
      <style:text-properties style:font-name="Liberation Mono3" fo:font-size="16pt" style:font-size-asian="16pt" style:font-size-complex="16pt"/>
    </style:style>
    <style:style style:name="P13" style:family="paragraph">
      <loext:graphic-properties draw:fill="solid" draw:fill-color="#e6e6e6"/>
      <style:paragraph-properties fo:text-align="center"/>
    </style:style>
    <style:style style:name="P14" style:family="paragraph">
      <loext:graphic-properties draw:fill="none" draw:fill-color="#ffffff"/>
      <style:text-properties style:font-name="Liberation Mono3" fo:font-size="16pt" style:font-size-asian="16pt" style:font-size-complex="16pt"/>
    </style:style>
    <style:style style:name="P15" style:family="paragraph">
      <loext:graphic-properties draw:fill="solid" draw:fill-color="#666666" draw:fill-hatch-solid="false"/>
      <style:paragraph-properties fo:text-align="center"/>
    </style:style>
    <style:style style:name="P16" style:family="paragraph">
      <loext:graphic-properties draw:fill="none" draw:fill-color="#c0c0c0"/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c0c0c0"/>
      <style:paragraph-properties fo:text-align="center"/>
    </style:style>
    <style:style style:name="P19" style:family="paragraph">
      <style:paragraph-properties fo:line-height="0.3cm"/>
    </style:style>
    <style:style style:name="P20" style:family="paragraph">
      <loext:graphic-properties draw:fill="solid" draw:fill-color="#ffffff"/>
      <style:paragraph-properties fo:line-height="0.3cm"/>
      <style:text-properties style:font-name="Liberation Mono1" fo:font-size="10pt" style:font-size-asian="8pt" style:font-size-complex="8pt"/>
    </style:style>
    <style:style style:name="T1" style:family="text">
      <style:text-properties style:font-name="Liberation Mono1" fo:font-size="16pt" style:font-size-asian="16pt" style:font-size-complex="16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Mono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Ubuntu Mono1"/>
    </style:style>
    <style:style style:name="T7" style:family="text">
      <style:text-properties fo:color="#ff0000" style:font-name="Ubuntu Mono1"/>
    </style:style>
    <style:style style:name="T8" style:family="text">
      <style:text-properties style:font-name="Ubuntu Mono1"/>
    </style:style>
    <style:style style:name="T9" style:family="text">
      <style:text-properties style:font-name="Liberation Mono3" fo:font-size="16pt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80" style:font-name="Liberation Mono1" fo:font-size="10pt" fo:font-weight="bold" style:font-size-asian="8pt" style:font-weight-asian="bold" style:font-size-complex="8pt" style:font-weight-complex="bold"/>
    </style:style>
    <style:style style:name="T12" style:family="text">
      <style:text-properties style:font-name="Liberation Mono1" fo:font-size="10pt" style:font-size-asian="8pt" style:font-size-complex="8pt"/>
    </style:style>
    <style:style style:name="T13" style:family="text">
      <style:text-properties style:font-name="Liberation Mono1" fo:font-size="10pt" fo:font-weight="bold" style:font-size-asian="8pt" style:font-weight-asian="bold" style:font-size-complex="8pt" style:font-weight-complex="bold"/>
    </style:style>
    <style:style style:name="T14" style:family="text">
      <style:text-properties fo:color="#800000" style:font-name="Liberation Mono1" fo:font-size="10pt" fo:font-weight="bold" style:font-size-asian="8pt" style:font-weight-asian="bold" style:font-size-complex="8pt" style:font-weight-complex="bold"/>
    </style:style>
    <style:style style:name="T15" style:family="text">
      <style:text-properties fo:color="#ff0000" style:font-name="Liberation Mono1" fo:font-size="10pt" style:font-size-asian="8pt" style:font-size-complex="8pt"/>
    </style:style>
    <style:style style:name="T16" style:family="text">
      <style:text-properties fo:color="#c0c0c0" style:font-name="Liberation Mono1" fo:font-size="10pt" style:font-size-asian="8pt" style:font-size-complex="8pt"/>
    </style:style>
    <style:style style:name="T17" style:family="text">
      <style:text-properties style:use-window-font-color="true" style:font-name="Liberation Mono1" fo:font-size="10pt" style:font-size-asian="8pt" style:font-size-complex="8pt"/>
    </style:style>
    <style:style style:name="T18" style:family="text">
      <style:text-properties fo:color="#000000" style:font-name="Liberation Mono1" fo:font-size="10pt" style:font-size-asian="8pt" style:font-size-complex="8pt"/>
    </style:style>
    <style:style style:name="T19" style:family="text">
      <style:text-properties fo:color="#008000" style:font-name="Liberation Mono1"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13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6.1cm" svg:height="1cm" svg:x="4.3cm" svg:y="4.6cm">
          <text:p text:style-name="P2"><text:span text:style-name="T1">allele_value(1: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8" draw:id="id8" draw:layer="layout" svg:width="9cm" svg:height="3cm" svg:x="2cm" svg:y="3cm">
          <text:p text:style-name="P4"><text:span text:style-name="T2">GENE</text:span><text:line-break/></text:p>
          <text:p text:style-name="P5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7" xml:id="id1" draw:id="id1" draw:layer="layout" svg:width="6.2cm" svg:height="1cm" svg:x="5.5cm" svg:y="8.8cm">
            <text:p text:style-name="P5"><text:span text:style-name="T1">allele(1:cleng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xml:id="id6" draw:id="id6" draw:layer="layout" svg:width="9cm" svg:height="3cm" svg:x="3cm" svg:y="7cm">
            <text:p text:style-name="P4"><text:span text:style-name="T2">CHROMOSOME</text:span><text:line-break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7" xml:id="id3" draw:id="id3" draw:layer="layout" svg:width="8.9cm" svg:height="1.5cm" svg:x="3.2cm" svg:y="12.3cm">
            <text:p text:style-name="P5"><text:span text:style-name="T1">chromosome(1:genome_size,</text:span><text:span text:style-name="T1"><text:line-break/></text:span><text:span text:style-name="T1">1:CHROMOSOME_PLOID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4" draw:id="id4" draw:layer="layout" svg:width="10.2cm" svg:height="3cm" svg:x="3cm" svg:y="11cm">
            <text:p text:style-name="P4"><text:span text:style-name="T2">INDIVIDUAL_GENOME</text:span><text:span text:style-name="T4"><text:line-break/></text:span><text:span text:style-name="T4"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8" draw:layer="layout" svg:width="6.424cm" svg:height="1.204cm" svg:x="1cm" svg:y="1cm">
          <draw:text-box>
            <text:p><text:span text:style-name="T5">THE_GENOME</text:span></text:p>
          </draw:text-box>
        </draw:frame>
        <draw:connector draw:style-name="gr8" draw:text-style-name="P9" draw:layer="layout" draw:line-skew="-2.2cm" svg:x1="5.5cm" svg:y1="9.3cm" svg:x2="4.3cm" svg:y2="5.1cm" draw:start-shape="id1" draw:start-glue-point="3" draw:end-shape="id2" draw:end-glue-point="3" svg:d="M5500 9300h-3900v-4200h2700" svg:viewBox="0 0 3901 4201">
          <text:p/>
        </draw:connector>
        <draw:connector draw:style-name="gr8" draw:text-style-name="P9" draw:layer="layout" draw:line-skew="1.4cm" svg:x1="12.1cm" svg:y1="13.05cm" svg:x2="11.7cm" svg:y2="9.3cm" draw:start-shape="id3" draw:start-glue-point="1" draw:end-shape="id1" draw:end-glue-point="1" svg:d="M12100 13050h1900v-3750h-2300" svg:viewBox="0 0 2301 3751">
          <text:p/>
        </draw:connector>
        <draw:frame draw:style-name="gr9" draw:text-style-name="P10" draw:layer="layout" svg:width="21.6cm" svg:height="1.529cm" svg:x="0.9cm" svg:y="16.04cm">
          <draw:text-box>
            <text:p><text:span text:style-name="T6">population</text:span><text:span text:style-name="T7">%</text:span><text:span text:style-name="T6">individual(i)</text:span><text:span text:style-name="T7">%</text:span><text:span text:style-name="T8">chromosome(j,k)</text:span><text:span text:style-name="T7">%</text:span><text:span text:style-name="T8">allele(l)</text:span><text:span text:style-name="T7">%</text:span><text:span text:style-name="T8">allele_value(m)</text:span></text:p>
          </draw:text-box>
        </draw:frame>
        <draw:custom-shape draw:style-name="gr10" draw:text-style-name="P11" xml:id="id9" draw:id="id9" draw:layer="layout" svg:width="0.524cm" svg:height="3.877cm" draw:transform="rotate (-1.5707963267949) translate (21.3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1" xml:id="id7" draw:id="id7" draw:layer="layout" svg:width="0.524cm" svg:height="2.829cm" draw:transform="rotate (-1.5707963267949) translate (16.9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1" xml:id="id5" draw:id="id5" draw:layer="layout" svg:width="0.524cm" svg:height="4.82cm" draw:transform="rotate (-1.5707963267949) translate (13.7cm 15.2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3" draw:text-style-name="P2" draw:layer="layout" draw:line-skew="0.95cm -0.263cm" svg:x1="13.2cm" svg:y1="12.5cm" svg:x2="11.29cm" svg:y2="15.276cm" draw:start-shape="id4" draw:start-glue-point="1" draw:end-shape="id5" draw:end-glue-point="5" svg:d="M13200 12500h1500v1900h-3410v876" svg:viewBox="0 0 3411 2777">
          <text:p/>
        </draw:connector>
        <draw:connector draw:style-name="gr14" draw:text-style-name="P2" draw:layer="layout" svg:x1="12cm" svg:y1="8.5cm" svg:x2="15.487cm" svg:y2="15.301cm" draw:start-shape="id6" draw:start-glue-point="1" draw:end-shape="id7" draw:end-glue-point="5" svg:d="M12000 8500h3487v6801" svg:viewBox="0 0 3488 6802">
          <text:p/>
        </draw:connector>
        <draw:connector draw:style-name="gr14" draw:text-style-name="P2" draw:layer="layout" svg:x1="11cm" svg:y1="4.5cm" svg:x2="19.362cm" svg:y2="15.301cm" draw:start-shape="id8" draw:start-glue-point="1" draw:end-shape="id9" draw:end-glue-point="5" svg:d="M11000 4500h8362v10801" svg:viewBox="0 0 8363 10802">
          <text:p/>
        </draw:connector>
        <draw:frame draw:style-name="gr15" draw:text-style-name="P9" draw:layer="layout" svg:width="4.831cm" svg:height="0.976cm" svg:x="11.069cm" svg:y="4.524cm">
          <draw:text-box>
            <text:p text:style-name="P2"><text:span text:style-name="T3">0 .. 10000</text:span></text:p>
          </draw:text-box>
        </draw:frame>
        <draw:frame draw:style-name="gr16" draw:text-style-name="P12" draw:layer="layout" svg:width="5.3cm" svg:height="0.89cm" svg:x="8.5cm" svg:y="1.7cm">
          <draw:text-box>
            <text:p><text:span text:style-name="T9">ADDITIVE_COMPS</text:span></text:p>
          </draw:text-box>
        </draw:frame>
        <draw:line draw:style-name="gr17" draw:text-style-name="P9" draw:layer="layout" svg:x1="9.5cm" svg:y1="2.5cm" svg:x2="9.5cm" svg:y2="4.7cm">
          <text:p/>
        </draw:line>
      </draw:page>
      <draw:page draw:name="page2" draw:style-name="dp1" draw:master-page-name="Default">
        <draw:custom-shape draw:style-name="gr18" draw:text-style-name="P13" draw:layer="layout" svg:width="1cm" svg:height="12cm" svg:x="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1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11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cm" svg:height="12cm" svg:x="7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cm" svg:height="11cm" svg:x="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5cm" svg:height="12cm" svg:x="1.8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2.873cm" svg:height="0.89cm" draw:transform="rotate (1.5707963267949) translate (1cm 10.3cm)">
          <draw:text-box>
            <text:p><text:span text:style-name="T9">clength</text:span></text:p>
          </draw:text-box>
        </draw:frame>
        <draw:custom-shape draw:style-name="gr23" draw:text-style-name="P9" draw:layer="layout" svg:width="0.6cm" svg:height="11cm" draw:transform="rotate (-1.5707963267949) translate (14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4" draw:layer="layout" svg:width="5.582cm" svg:height="0.89cm" svg:x="5.718cm" svg:y="1cm">
          <draw:text-box>
            <text:p><text:span text:style-name="T9">genome_size (6)</text:span></text:p>
          </draw:text-box>
        </draw:frame>
        <draw:custom-shape draw:style-name="gr25" draw:text-style-name="P15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1" draw:id="id11" draw:layer="layout" svg:width="1.4cm" svg:height="1.3cm" svg:x="4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6cm" svg:height="1cm" svg:x="16cm" svg:y="5cm">
          <text:p/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9cm" svg:y1="5cm" svg:x2="19cm" svg:y2="6cm">
          <text:p/>
        </draw:line>
        <draw:line draw:style-name="gr28" draw:text-style-name="P9" draw:layer="layout" svg:x1="18cm" svg:y1="5cm" svg:x2="18cm" svg:y2="6cm">
          <text:p/>
        </draw:line>
        <draw:line draw:style-name="gr28" draw:text-style-name="P9" draw:layer="layout" svg:x1="17cm" svg:y1="5cm" svg:x2="17cm" svg:y2="6cm">
          <text:p/>
        </draw:line>
        <draw:line draw:style-name="gr28" draw:text-style-name="P9" draw:layer="layout" svg:x1="20cm" svg:y1="5cm" svg:x2="20cm" svg:y2="6cm">
          <text:p/>
        </draw:line>
        <draw:line draw:style-name="gr28" draw:text-style-name="P9" draw:layer="layout" svg:x1="21cm" svg:y1="5cm" svg:x2="21cm" svg:y2="6cm">
          <text:p/>
        </draw:line>
        <draw:frame draw:style-name="gr29" draw:text-style-name="P17" draw:layer="layout" svg:width="5.743cm" svg:height="0.886cm" svg:x="16.1cm" svg:y="6cm">
          <draw:text-box>
            <text:p text:style-name="P2"><text:span text:style-name="T10">Additive components</text:span></text:p>
          </draw:text-box>
        </draw:frame>
        <draw:custom-shape draw:style-name="gr30" draw:text-style-name="P9" draw:layer="layout" svg:width="1.8cm" svg:height="1.5cm" svg:x="12.6cm" svg:y="2.8cm">
          <text:p/>
          <draw:enhanced-geometry svg:viewBox="0 0 21600 21600" draw:type="rectangle" draw:enhanced-path="M 0 0 L 21600 0 21600 21600 0 21600 0 0 Z N"/>
        </draw:custom-shape>
        <draw:path draw:style-name="gr31" draw:text-style-name="P18" draw:layer="layout" svg:width="4.9cm" svg:height="1.3cm" svg:x="14.4cm" svg:y="3.4cm" svg:viewBox="0 0 4901 1301" svg:d="M3991 799h252v-391h-621v-408h1018v799h261l-460 502zM3622 0zM4901 1301zM0 400v-400h3622v400z">
          <text:p/>
        </draw:path>
        <draw:frame draw:style-name="gr32" draw:text-style-name="P14" draw:layer="layout" svg:width="4.566cm" svg:height="0.89cm" svg:x="14.4cm" svg:y="2.5cm">
          <draw:text-box>
            <text:p><text:span text:style-name="T9">allele_value</text:span></text:p>
          </draw:text-box>
        </draw:frame>
        <draw:frame draw:style-name="gr33" draw:text-style-name="P20" draw:layer="layout" svg:width="15.465cm" svg:height="7.541cm" svg:x="6.535cm" svg:y="9.26cm">
          <draw:text-box>
            <text:p text:style-name="P19"><text:span text:style-name="T11"><text:line-break/></text:span><text:span text:style-name="T11">logical</text:span><text:span text:style-name="T12">, </text:span><text:span text:style-name="T11">dimension</text:span><text:span text:style-name="T12">(MAX_NALLELES,N_CHROMOSOMES),</text:span><text:span text:style-name="T11">parameter</text:span><text:span text:style-name="T12">,</text:span><text:span text:style-name="T11">public</text:span><text:span text:style-name="T12"> <text:s/></text:span><text:span text:style-name="T13">&amp;</text:span></text:p>
            <text:p text:style-name="P19"><text:span text:style-name="T12"><text:s text:c="11"/></text:span><text:span text:style-name="T12">:: THYROID_GENOTYPE_PHENOTYPE = </text:span><text:span text:style-name="T14">reshape</text:span><text:span text:style-name="T12"> ( <text:s text:c="12"/></text:span><text:span text:style-name="T13">&amp;</text:span></text:p>
            <text:p text:style-name="P19"><text:span text:style-name="T12"><text:s text:c="2"/></text:span><text:span text:style-name="T15">! ..................................................................</text:span></text:p>
            <text:p text:style-name="P19"><text:span text:style-name="T12"><text:s text:c="28"/></text:span><text:span text:style-name="T12">[ </text:span><text:span text:style-name="T13">&amp;</text:span><text:span text:style-name="T12"> <text:s text:c="3"/></text:span><text:span text:style-name="T15">! <text:s/>1 <text:s text:c="2"/>2 <text:s text:c="2"/>3 <text:s text:c="2"/>4 <text:s text:c="2"/>5 <text:s text:c="2"/>6</text:span></text:p>
            <text:p text:style-name="P19"><text:span text:style-name="T15"><text:s text:c="35"/></text:span><text:span text:style-name="T15">!------------------------</text:span></text:p>
            <text:p text:style-name="P19"><text:span text:style-name="T12"><text:s text:c="37"/></text:span><text:span text:style-name="T12">NO,YES, NO, NO, NO, NO, <text:s text:c="2"/></text:span><text:span text:style-name="T13">&amp;</text:span><text:span text:style-name="T12"> </text:span><text:span text:style-name="T15">! <text:s/>1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2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3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4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5</text:span></text:p>
            <text:p text:style-name="P19"><text:span text:style-name="T12"><text:s text:c="37"/></text:span><text:span text:style-name="T12">NO, </text:span><text:span text:style-name="T16">NO,</text:span><text:span text:style-name="T12"> NO, NO, NO, NO, <text:s text:c="2"/></text:span><text:span text:style-name="T13">&amp;</text:span><text:span text:style-name="T12"> </text:span><text:span text:style-name="T15">! <text:s/>6</text:span></text:p>
            <text:p text:style-name="P19"><text:span text:style-name="T12"><text:s text:c="37"/></text:span><text:span text:style-name="T16">NO,</text:span><text:span text:style-name="T12"> </text:span><text:span text:style-name="T16">NO,</text:span><text:span text:style-name="T12"> NO, </text:span><text:span text:style-name="T17">NO, NO, NO,</text:span><text:span text:style-name="T12"> <text:s text:c="2"/></text:span><text:span text:style-name="T13">&amp;</text:span><text:span text:style-name="T12"> </text:span><text:span text:style-name="T15">! <text:s/>7</text:span></text:p>
            <text:p text:style-name="P19"><text:span text:style-name="T12"><text:s text:c="37"/></text:span><text:span text:style-name="T16">NO,</text:span><text:span text:style-name="T12"> </text:span><text:span text:style-name="T16">NO,</text:span><text:span text:style-name="T12"> NO, </text:span><text:span text:style-name="T17">NO, NO, NO,</text:span><text:span text:style-name="T12"> <text:s text:c="2"/></text:span><text:span text:style-name="T13">&amp;</text:span><text:span text:style-name="T12"> </text:span><text:span text:style-name="T15">! <text:s/>8</text:span></text:p>
            <text:p text:style-name="P19"><text:span text:style-name="T12"><text:s text:c="37"/></text:span><text:span text:style-name="T16">NO,</text:span><text:span text:style-name="T12"> </text:span><text:span text:style-name="T16">NO,</text:span><text:span text:style-name="T12"> NO, </text:span><text:span text:style-name="T16">NO, NO, NO,</text:span><text:span text:style-name="T12"> <text:s text:c="2"/></text:span><text:span text:style-name="T13">&amp;</text:span><text:span text:style-name="T12"> </text:span><text:span text:style-name="T15">! <text:s/>9</text:span></text:p>
            <text:p text:style-name="P19"><text:span text:style-name="T12"><text:s text:c="37"/></text:span><text:span text:style-name="T16">NO,</text:span><text:span text:style-name="T12"> </text:span><text:span text:style-name="T16">NO,</text:span><text:span text:style-name="T12"> </text:span><text:span text:style-name="T17">NO,</text:span><text:span text:style-name="T16"> NO, NO, NO,</text:span><text:span text:style-name="T12"> <text:s text:c="2"/></text:span><text:span text:style-name="T13">&amp;</text:span><text:span text:style-name="T12"> </text:span><text:span text:style-name="T15">! 10</text:span></text:p>
            <text:p text:style-name="P19"><text:span text:style-name="T12"><text:s text:c="37"/></text:span><text:span text:style-name="T16">NO,</text:span><text:span text:style-name="T12"> </text:span><text:span text:style-name="T16">NO,</text:span><text:span text:style-name="T12"> </text:span><text:span text:style-name="T18">NO,</text:span><text:span text:style-name="T16"> NO, NO, NO,</text:span><text:span text:style-name="T12"> <text:s text:c="2"/></text:span><text:span text:style-name="T13">&amp;</text:span><text:span text:style-name="T12"> </text:span><text:span text:style-name="T15">! 11</text:span></text:p>
            <text:p text:style-name="P19"><text:span text:style-name="T12"><text:s text:c="37"/></text:span><text:span text:style-name="T16">NO,</text:span><text:span text:style-name="T12"> </text:span><text:span text:style-name="T16">NO, </text:span><text:span text:style-name="T17">NO,</text:span><text:span text:style-name="T16"> NO, NO, NO</text:span><text:span text:style-name="T12"> ], </text:span><text:span text:style-name="T13">&amp;</text:span><text:span text:style-name="T12"> </text:span><text:span text:style-name="T15">! 12</text:span></text:p>
            <text:p text:style-name="P19"><text:span text:style-name="T12"><text:s text:c="20"/></text:span><text:span text:style-name="T15">! <text:s text:c="13"/>-------------------------</text:span></text:p>
            <text:p text:style-name="P19"><text:span text:style-name="T12"><text:s text:c="20"/></text:span><text:span text:style-name="T15">! max. n alleles: 6, <text:s/>5, 12, <text:s/>8, <text:s/>8, <text:s/>8</text:span></text:p>
            <text:p text:style-name="P19"><text:span text:style-name="T12"><text:s text:c="20"/></text:span><text:span text:style-name="T12">[MAX_NALLELES,N_CHROMOSOMES],[NO],[</text:span><text:span text:style-name="T19">2</text:span><text:span text:style-name="T12">,</text:span><text:span text:style-name="T19">1</text:span><text:span text:style-name="T12">] )</text:span></text:p>
            <text:p text:style-name="P19"><text:span text:style-name="T12"><text:s text:c="2"/></text:span><text:span text:style-name="T15">! Note: additional reshape params: <text:s text:c="5"/>shape <text:s text:c="2"/>pad <text:s/>order</text:span></text:p>
            <text:p text:style-name="P19"><text:span text:style-name="T12"><text:s text:c="2"/></text:span><text:span text:style-name="T15">! <text:s text:c="51"/>by rows</text:span></text:p>
          </draw:text-box>
        </draw:frame>
        <draw:connector draw:style-name="gr34" draw:text-style-name="P9" draw:layer="layout" draw:type="curve" svg:x1="15.198cm" svg:y1="11.261cm" svg:x2="6.2cm" svg:y2="3.45cm" draw:start-shape="id10" draw:start-glue-point="3" draw:end-shape="id11" draw:end-glue-point="1" svg:d="M15198 11261c-6748 0-2250-7811-8998-7811" svg:viewBox="0 0 8999 7812">
          <text:p/>
        </draw:connector>
        <draw:custom-shape draw:style-name="gr35" draw:text-style-name="P9" xml:id="id10" draw:id="id10" draw:layer="layout" svg:width="0.833cm" svg:height="0.443cm" svg:x="15.198cm" svg:y="11.0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3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7-07-23T20:54:45.859214241</dc:date>
    <dc:creator>Sergey Budaev</dc:creator>
    <meta:editing-duration>PT2H11M52S</meta:editing-duration>
    <meta:editing-cycles>67</meta:editing-cycles>
    <meta:generator>LibreOffice/5.1.6.2$Linux_X86_64 LibreOffice_project/07ac168c60a517dba0f0d7bc7540f5afa45f0909</meta:generator>
    <meta:document-statistic meta:object-count="47"/>
  </office:meta>
</office:document-meta>
</file>